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stenerResultWrapper.setSampleResults( Collection resul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enerResultWrapper.getTestStart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enerResultWrapper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enerResultWrapper.getSampleResul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enerResultWrapper.setTestStartTime( long testStart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enerResultWrapper.setVersion( Stri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